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justify" style:justify-single-word="false"/>
    </style:style>
    <style:style style:name="P2" style:family="paragraph" style:parent-style-name="Heading_20_3">
      <style:paragraph-properties fo:text-align="justify" style:justify-single-word="false" fo:break-before="pag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Heading_20_3">
      <style:paragraph-properties fo:text-align="justify" style:justify-single-word="false"/>
    </style:style>
    <style:style style:name="P6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P7" style:family="paragraph" style:parent-style-name="Text_20_body" style:list-style-name="L1">
      <style:paragraph-properties fo:text-align="justify" style:justify-single-word="false"/>
    </style:style>
    <style:style style:name="P8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9" style:family="paragraph" style:parent-style-name="Text_20_body" style:list-style-name="L2">
      <style:paragraph-properties fo:text-align="justify" style:justify-single-word="false"/>
    </style:style>
    <style:style style:name="P10" style:family="paragraph" style:parent-style-name="Text_20_body" style:list-style-name="L3">
      <style:paragraph-properties fo:margin-top="0cm" fo:margin-bottom="0cm" style:contextual-spacing="false" fo:text-align="justify" style:justify-single-word="false"/>
    </style:style>
    <style:style style:name="P11" style:family="paragraph" style:parent-style-name="Text_20_body" style:list-style-name="L3">
      <style:paragraph-properties fo:text-align="justify" style:justify-single-word="false"/>
    </style:style>
    <style:style style:name="P12" style:family="paragraph" style:parent-style-name="Text_20_body" style:list-style-name="L4">
      <style:paragraph-properties fo:margin-top="0cm" fo:margin-bottom="0cm" style:contextual-spacing="false" fo:text-align="justify" style:justify-single-word="false"/>
    </style:style>
    <style:style style:name="P13" style:family="paragraph" style:parent-style-name="Text_20_body" style:list-style-name="L4">
      <style:paragraph-properties fo:text-align="justify" style:justify-single-word="false"/>
    </style:style>
    <style:style style:name="P14" style:family="paragraph" style:parent-style-name="Text_20_body" style:list-style-name="L5">
      <style:paragraph-properties fo:margin-top="0cm" fo:margin-bottom="0cm" style:contextual-spacing="false" fo:text-align="justify" style:justify-single-word="false"/>
    </style:style>
    <style:style style:name="P15" style:family="paragraph" style:parent-style-name="Text_20_body" style:list-style-name="L5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 style:list-style-name="L6">
      <style:paragraph-properties fo:margin-top="0cm" fo:margin-bottom="0cm" style:contextual-spacing="false" fo:text-align="justify" style:justify-single-word="false"/>
    </style:style>
    <style:style style:name="P18" style:family="paragraph" style:parent-style-name="Text_20_body" style:list-style-name="L6">
      <style:paragraph-properties fo:text-align="justify" style:justify-single-word="false"/>
    </style:style>
    <style:style style:name="P19" style:family="paragraph" style:parent-style-name="Text_20_body" style:list-style-name="L7">
      <style:paragraph-properties fo:margin-top="0cm" fo:margin-bottom="0cm" style:contextual-spacing="false" fo:text-align="justify" style:justify-single-word="false"/>
    </style:style>
    <style:style style:name="P20" style:family="paragraph" style:parent-style-name="Text_20_body" style:list-style-name="L7">
      <style:paragraph-properties fo:text-align="justify" style:justify-single-word="false"/>
    </style:style>
    <style:style style:name="P21" style:family="paragraph" style:parent-style-name="Text_20_body" style:list-style-name="L8">
      <style:paragraph-properties fo:margin-top="0cm" fo:margin-bottom="0cm" style:contextual-spacing="false" fo:text-align="justify" style:justify-single-word="false"/>
    </style:style>
    <style:style style:name="P22" style:family="paragraph" style:parent-style-name="Text_20_body" style:list-style-name="L8">
      <style:paragraph-properties fo:text-align="justify" style:justify-single-word="false"/>
    </style:style>
    <style:style style:name="P23" style:family="paragraph" style:parent-style-name="Text_20_body" style:list-style-name="L9">
      <style:paragraph-properties fo:margin-top="0cm" fo:margin-bottom="0cm" style:contextual-spacing="false" fo:text-align="justify" style:justify-single-word="false"/>
    </style:style>
    <style:style style:name="P24" style:family="paragraph" style:parent-style-name="Text_20_body" style:list-style-name="L9">
      <style:paragraph-properties fo:text-align="justify" style:justify-single-word="false"/>
    </style:style>
    <style:style style:name="P25" style:family="paragraph" style:parent-style-name="Text_20_body" style:list-style-name="L10">
      <style:paragraph-properties fo:margin-top="0cm" fo:margin-bottom="0cm" style:contextual-spacing="false" fo:text-align="justify" style:justify-single-word="false"/>
    </style:style>
    <style:style style:name="P26" style:family="paragraph" style:parent-style-name="Text_20_body" style:list-style-name="L10">
      <style:paragraph-properties fo:text-align="justify" style:justify-single-word="false"/>
    </style:style>
    <style:style style:name="P27" style:family="paragraph" style:parent-style-name="Text_20_body" style:list-style-name="L11">
      <style:paragraph-properties fo:margin-top="0cm" fo:margin-bottom="0cm" style:contextual-spacing="false" fo:text-align="justify" style:justify-single-word="false"/>
    </style:style>
    <style:style style:name="P28" style:family="paragraph" style:parent-style-name="Text_20_body" style:list-style-name="L11">
      <style:paragraph-properties fo:text-align="justify" style:justify-single-word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Documentação do Sistema de Gestão e Controle de Festas</text:h>
      <text:h text:style-name="P1" text:outline-level="3">1. Introdução</text:h>
      <text:p text:style-name="P3">Este documento descreve o sistema web para gestão e controle de festas. O sistema foi projetado para empresas que trabalham com aluguel de kits para festas, permitindo o cadastro de múltiplos usuários com diferentes perfis e empresas, restringindo o acesso dos usuários aos dados da sua própria empresa.</text:p>
      <text:h text:style-name="P1" text:outline-level="3">2. Funcionalidades</text:h>
      <text:p text:style-name="P3">O sistema oferece as seguintes funcionalidades:</text:p>
      <text:list text:style-name="L6">
        <text:list-item>
          <text:p text:style-name="P17">Cadastro de empresas, clientes, produtos e kits de festa. </text:p>
        </text:list-item>
        <text:list-item>
          <text:p text:style-name="P17">Criação e gerenciamento de pedidos de clientes. </text:p>
        </text:list-item>
        <text:list-item>
          <text:p text:style-name="P17">Visualização e edição de detalhes de empresas, clientes, produtos, kits e pedidos. </text:p>
        </text:list-item>
        <text:list-item>
          <text:p text:style-name="P17">Funcionalidade de login para acesso ao sistema, com perfis de administrador e usuário. </text:p>
        </text:list-item>
        <text:list-item>
          <text:p text:style-name="P18">Cada usuário cadastrado consegue visualizar apenas os dados da sua empresa. </text:p>
        </text:list-item>
      </text:list>
      <text:h text:style-name="P1" text:outline-level="3">3. Páginas do Sistema</text:h>
      <text:p text:style-name="P3">O sistema é composto pelas seguintes páginas:</text:p>
      <text:list text:style-name="L7">
        <text:list-item>
          <text:p text:style-name="P19"><text:span text:style-name="Strong_20_Emphasis">Página Inicial:</text:span> Exibe um dashboard com informações gerais sobre o sistema, como total de usuários, vendas do mês e notificações. </text:p>
        </text:list-item>
        <text:list-item>
          <text:p text:style-name="P19"><text:span text:style-name="Strong_20_Emphasis">Cadastro:</text:span> Permite cadastrar novas empresas, clientes, produtos, kits de festa e usuários. </text:p>
        </text:list-item>
        <text:list-item>
          <text:p text:style-name="P19"><text:span text:style-name="Strong_20_Emphasis">Pedido:</text:span> Permite criar e gerenciar pedidos de clientes. </text:p>
        </text:list-item>
        <text:list-item>
          <text:p text:style-name="P19"><text:span text:style-name="Strong_20_Emphasis">Visualizar:</text:span> Permite visualizar detalhes de empresas, clientes, produtos e kits de festa. </text:p>
        </text:list-item>
        <text:list-item>
          <text:p text:style-name="P20"><text:span text:style-name="Strong_20_Emphasis">Editar:</text:span> Permite editar detalhes de empresas, clientes, produtos e kits de festa. </text:p>
        </text:list-item>
      </text:list>
      <text:h text:style-name="P1" text:outline-level="3">4. Interface do Usuário</text:h>
      <text:p text:style-name="P3">A interface do usuário é composta por um menu lateral (sidebar) e uma área principal. O menu lateral permite navegar entre as diferentes páginas do sistema. A área principal exibe o conteúdo da página selecionada.</text:p>
      <text:h text:style-name="P1" text:outline-level="3">5. Estrutura do Projeto</text:h>
      <text:p text:style-name="P3">O projeto está estruturado da seguinte forma:</text:p>
      <text:list text:style-name="L8">
        <text:list-item>
          <text:p text:style-name="P21"><text:span text:style-name="Strong_20_Emphasis">css:</text:span> Contém os arquivos CSS para estilização do sistema. </text:p>
        </text:list-item>
        <text:list-item>
          <text:p text:style-name="P22"><text:span text:style-name="Strong_20_Emphasis">image:</text:span> Contém as imagens utilizadas no sistema. </text:p>
        </text:list-item>
      </text:list>
      <text:h text:style-name="P1" text:outline-level="3">6. Tecnologias Utilizadas</text:h>
      <text:p text:style-name="P3">O sistema foi desenvolvido utilizando as seguintes tecnologias:</text:p>
      <text:list text:style-name="L9">
        <text:list-item>
          <text:p text:style-name="P23">HTML </text:p>
        </text:list-item>
        <text:list-item>
          <text:p text:style-name="P23">CSS </text:p>
        </text:list-item>
        <text:list-item>
          <text:p text:style-name="P24">Bootstrap </text:p>
        </text:list-item>
      </text:list>
      <text:h text:style-name="P1" text:outline-level="3"><text:soft-page-break/>7. Modelo de Dados</text:h>
      <text:p text:style-name="P3">O sistema utiliza as seguintes tabelas no banco de dados:</text:p>
      <text:list text:style-name="L10">
        <text:list-item>
          <text:p text:style-name="P25"><text:span text:style-name="Strong_20_Emphasis">Empresa:</text:span> Armazena as informações das empresas. </text:p>
        </text:list-item>
        <text:list-item>
          <text:p text:style-name="P25"><text:span text:style-name="Strong_20_Emphasis">Cliente:</text:span> Armazena as informações dos clientes. </text:p>
        </text:list-item>
        <text:list-item>
          <text:p text:style-name="P25"><text:span text:style-name="Strong_20_Emphasis">Produto:</text:span> Armazena as informações dos produtos. </text:p>
        </text:list-item>
        <text:list-item>
          <text:p text:style-name="P25"><text:span text:style-name="Strong_20_Emphasis">Kit:</text:span> Armazena as informações dos kits de festa. </text:p>
        </text:list-item>
        <text:list-item>
          <text:p text:style-name="P25"><text:span text:style-name="Strong_20_Emphasis">Pedido:</text:span> Armazena as informações dos pedidos. </text:p>
        </text:list-item>
        <text:list-item>
          <text:p text:style-name="P25"><text:span text:style-name="Strong_20_Emphasis">KitProduto:</text:span> Tabela de junção que representa o relacionamento muitos-para-muitos entre as tabelas Kit e Produto. </text:p>
        </text:list-item>
        <text:list-item>
          <text:p text:style-name="P25"><text:span text:style-name="Strong_20_Emphasis">Usuario:</text:span> Armazena as informações dos usuários do sistema. </text:p>
        </text:list-item>
        <text:list-item>
          <text:p text:style-name="P26"><text:span text:style-name="Strong_20_Emphasis">Endereco:</text:span> Armazena os endereços dos clientes e pedidos. </text:p>
        </text:list-item>
      </text:list>
      <text:h text:style-name="P1" text:outline-level="3">8. Fluxo de Trabalho</text:h>
      <text:list text:style-name="L11">
        <text:list-item>
          <text:p text:style-name="P27">O usuário acessa o sistema através da página de login. </text:p>
        </text:list-item>
        <text:list-item>
          <text:p text:style-name="P27">Após o login, o usuário é redirecionado para a página inicial (dashboard). </text:p>
        </text:list-item>
        <text:list-item>
          <text:p text:style-name="P27">O usuário pode navegar entre as diferentes páginas do sistema através do menu lateral. </text:p>
        </text:list-item>
        <text:list-item>
          <text:p text:style-name="P28">O usuário pode realizar as operações desejadas, como cadastrar novos itens, criar pedidos e visualizar detalhes, respeitando as restrições de acesso do seu perfil e empresa. </text:p>
        </text:list-item>
      </text:list>
      <text:h text:style-name="P1" text:outline-level="3">9. Considerações Finais</text:h>
      <text:p text:style-name="P3">Este sistema foi projetado para facilitar a gestão e o controle de festas para empresas de aluguel de kits. O sistema é intuitivo e fácil de usar, permitindo que os usuários realizem as operações desejadas de forma rápida e eficiente, garantindo a segurança e a privacidade dos dados de cada empres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1:47:46.455542781</meta:creation-date>
    <dc:date>2025-01-14T15:03:59.555563349</dc:date>
    <meta:editing-duration>PT1M2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45" meta:word-count="498" meta:character-count="3113" meta:non-whitespace-character-count="2660"/>
  </office:meta>
</office:document-meta>
</file>